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227a4"/>
    </style:style>
    <style:style style:name="P2" style:family="paragraph" style:parent-style-name="Standard">
      <style:text-properties fo:language="en" fo:country="US" officeooo:rsid="001227a4" officeooo:paragraph-rsid="001227a4"/>
    </style:style>
    <style:style style:name="P3" style:family="paragraph" style:parent-style-name="Standard">
      <style:text-properties fo:language="en" fo:country="US" officeooo:rsid="001227a4" officeooo:paragraph-rsid="0012d6a4"/>
    </style:style>
    <style:style style:name="P4" style:family="paragraph" style:parent-style-name="Standard">
      <style:text-properties fo:language="en" fo:country="US" officeooo:rsid="001227a4" officeooo:paragraph-rsid="0014b0ba"/>
    </style:style>
    <style:style style:name="P5" style:family="paragraph" style:parent-style-name="Standard">
      <style:text-properties fo:language="en" fo:country="US" officeooo:rsid="001227a4" officeooo:paragraph-rsid="00161f70"/>
    </style:style>
    <style:style style:name="P6" style:family="paragraph" style:parent-style-name="Standard">
      <style:text-properties fo:language="en" fo:country="US" fo:font-weight="bold" officeooo:rsid="001227a4" officeooo:paragraph-rsid="001227a4" style:font-weight-asian="bold" style:font-weight-complex="bold"/>
    </style:style>
    <style:style style:name="P7" style:family="paragraph" style:parent-style-name="Heading_20_1">
      <style:text-properties fo:language="en" fo:country="US" officeooo:rsid="001227a4"/>
    </style:style>
    <style:style style:name="P8" style:family="paragraph" style:parent-style-name="Standard">
      <style:text-properties fo:language="en" fo:country="US" officeooo:rsid="0012d252" officeooo:paragraph-rsid="0012d6a4"/>
    </style:style>
    <style:style style:name="P9" style:family="paragraph" style:parent-style-name="Standard">
      <style:text-properties fo:language="en" fo:country="US" officeooo:rsid="0012d252" officeooo:paragraph-rsid="0012d252"/>
    </style:style>
    <style:style style:name="P10" style:family="paragraph" style:parent-style-name="Standard">
      <style:text-properties fo:language="en" fo:country="US" officeooo:rsid="0014b0ba" officeooo:paragraph-rsid="00161f70"/>
    </style:style>
    <style:style style:name="P11" style:family="paragraph" style:parent-style-name="Standard">
      <style:text-properties fo:language="en" fo:country="US" officeooo:rsid="0014b0ba" officeooo:paragraph-rsid="0014b0ba"/>
    </style:style>
    <style:style style:name="P12" style:family="paragraph" style:parent-style-name="Standard">
      <style:text-properties fo:language="en" fo:country="US" officeooo:rsid="00161f70" officeooo:paragraph-rsid="0014b0ba"/>
    </style:style>
    <style:style style:name="P13" style:family="paragraph" style:parent-style-name="Standard">
      <style:text-properties fo:language="en" fo:country="US" officeooo:rsid="0017177b" officeooo:paragraph-rsid="0017177b"/>
    </style:style>
    <style:style style:name="P14" style:family="paragraph" style:parent-style-name="Heading_20_2">
      <style:text-properties fo:language="en" fo:country="US" officeooo:rsid="001227a4" officeooo:paragraph-rsid="001227a4"/>
    </style:style>
    <style:style style:name="T1" style:family="text">
      <style:text-properties officeooo:rsid="0012d252"/>
    </style:style>
    <style:style style:name="T2" style:family="text">
      <style:text-properties officeooo:rsid="0012d6a4"/>
    </style:style>
    <style:style style:name="T3" style:family="text">
      <style:text-properties officeooo:rsid="0014b0ba"/>
    </style:style>
    <style:style style:name="T4" style:family="text">
      <style:text-properties fo:font-style="italic" officeooo:rsid="0014b0ba" style:font-style-asian="italic" style:font-style-complex="italic"/>
    </style:style>
    <style:style style:name="T5" style:family="text">
      <style:text-properties officeooo:rsid="00161f70"/>
    </style:style>
    <style:style style:name="T6" style:family="text">
      <style:text-properties officeooo:rsid="001717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Grazing raises risk of catastrophic shifts in drylands</text:h>
      <text:p text:style-name="P1"/>
      <text:p text:style-name="P2">Florian D. Schneider &amp; Sonia Kéfi</text:p>
      <text:p text:style-name="P2"/>
      <text:p text:style-name="P2"/>
      <text:p text:style-name="P2"/>
      <text:p text:style-name="P2"/>
      <text:p text:style-name="P2"/>
      <text:h text:style-name="P14" text:outline-level="2">Introduction</text:h>
      <text:p text:style-name="P3">Drylands <text:span text:style-name="T2">are</text:span> at high risk of sudden desertification. This process of <text:span text:style-name="T2">this </text:span>persistent vegetation loss is hardly understood <text:span text:style-name="T2">but evidently a consequence of bistability: </text:span><text:span text:style-name="T3">Under particular environmental conditions, an</text:span><text:span text:style-name="T2"> ecosystem state with high vegetation cover of shrubs</text:span><text:span text:style-name="T3"> is</text:span><text:span text:style-name="T2"> resilient</text:span></text:p>
      <text:p text:style-name="P8"/>
      <text:p text:style-name="P8"/>
      <text:p text:style-name="P5"><text:span text:style-name="T1">This parent model was used before to investigate the consequences of increased plant mortality. <text:s/></text:span><text:span text:style-name="T2">T</text:span><text:span text:style-name="T1">his simple formulation of additional plant stress can be interpreted as the effects of increased grazing intensity by large herbivores (Kefi et al 2007a). </text:span><text:span text:style-name="T2">However, it is lacking some important features of grazing: </text:span><text:span text:style-name="T1">the added </text:span><text:span text:style-name="T5">plant </text:span><text:span text:style-name="T1">mortality </text:span><text:span text:style-name="T5">(1) </text:span><text:span text:style-name="T1">applied globally, affecting all plants likewise, and </text:span><text:span text:style-name="T5">(2) </text:span><text:span text:style-name="T1">did </text:span><text:span text:style-name="T5">not vary with</text:span><text:span text:style-name="T1"> vegetation density. </text:span><text:span text:style-name="T2">Th</text:span><text:span text:style-name="T5">e present</text:span><text:span text:style-name="T2"> study aims at </text:span><text:span text:style-name="T5">increasing</text:span><text:span text:style-name="T2"> the realism of the mode</text:span><text:span text:style-name="T5">l by</text:span><text:span text:style-name="T3"> appl</text:span><text:span text:style-name="T5">ying</text:span><text:span text:style-name="T3"> two </text:span><text:span text:style-name="T5">extensions</text:span><text:span text:style-name="T3"> that produce a more realistic gradient of grazing pressure on drylands. We provide a full factorial comparison of the consequences of these </text:span><text:span text:style-name="T5">alternative </text:span><text:span text:style-name="T3">models on vegetation structure and the ecosystems' bistability properties.</text:span></text:p>
      <text:p text:style-name="P5"><text:span text:style-name="T5">The first extension adds the assumption of density dependent feeding. Grazers forage in the landscape and consume to fulfill their demands. At low density the grazing risk on individual plants will be high, while it is shared by many plants when vegetation cover is high. For reasons of </text:span><text:soft-page-break/><text:span text:style-name="T5">simplicity, we contrast the prior assumption of density independent individual risk with </text:span><text:span text:style-name="T6">density independent global feeding. </text:span></text:p>
      <text:p text:style-name="P10"/>
      <text:p text:style-name="P1"/>
      <text:h text:style-name="Heading_20_2" text:outline-level="2">Methods</text:h>
      <text:p text:style-name="P2">We used a cellular automaton to investigate the consequences of different grazing assumptions on the structural properties of the vegetation. This model was used before (Kefi et al 2007a, b) and can be resolved analytically as well as numerically. It defines landscape as a grid of cells, each can potentially take one of three cell states: “vegetated” cells are occupied by a plant individual; “<text:span text:style-name="T1"> </text:span>” cells are suitable for seeds to germinate; “degraded” cells are empty and can not be colonised by arriving seeds.</text:p>
      <text:p text:style-name="P2"/>
      <text:p text:style-name="P6">Facilitation model</text:p>
      <text:p text:style-name="P9">The model mimics local facilitation of plants in drylands. </text:p>
      <text:p text:style-name="P2"/>
      <text:p text:style-name="P6">Grazing model<text:span text:style-name="T6">s</text:span></text:p>
      <text:p text:style-name="P4"><text:span text:style-name="T3">The </text:span><text:span text:style-name="T4">parent model</text:span><text:span text:style-name="T3"> assumes grazing to increase plant mortality homogenously on all plant individuals. Furthermore, the added plant mortality is independend of plant vegetation cover. This means a linear increase in grazing with plant vegetation cover and disallows a comparison with lifestock rates. </text:span></text:p>
      <text:p text:style-name="P12"/>
      <text:h text:style-name="Heading_20_2" text:outline-level="2">Results</text:h>
      <text:p text:style-name="P11"/>
      <text:p text:style-name="P11"/>
      <text:h text:style-name="Heading_20_2" text:outline-level="2"><text:soft-page-break/>Discussion</text:h>
      <text:p text:style-name="P11"/>
      <text:p text:style-name="P13">Caveats</text:p>
      <text:p text:style-name="P13">Functional response of large herbivores; Individual based, informed foraging</text:p>
      <text:p text:style-name="P13"/>
      <text:p text:style-name="P13"/>
      <text:p text:style-name="P13"/>
      <text:p text:style-name="P13">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2"/>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Schneider</meta:initial-creator>
    <meta:creation-date>2013-09-05T16:48:36.34</meta:creation-date>
    <dc:date>2013-09-12T18:20:07.93</dc:date>
    <meta:editing-duration>P0D</meta:editing-duration>
    <meta:editing-cycles>3</meta:editing-cycles>
    <meta:generator>LibreOffice/4.0.3.3$Windows_x86 LibreOffice_project/0eaa50a932c8f2199a615e1eb30f7ac74279539</meta:generator>
    <meta:document-statistic meta:table-count="0" meta:image-count="0" meta:object-count="0" meta:page-count="3" meta:paragraph-count="17" meta:word-count="386" meta:character-count="2558" meta:non-whitespace-character-count="2185"/>
  </office:meta>
</office:document-meta>
</file>